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AF0ADF931415D8F34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17.779cm" svg:x="0.565cm" svg:y="0.293cm">
          <draw:image xlink:href="Pictures/100000000000096000000AF0ADF931415D8F34F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1cm" fo:page-height="18.2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08:00:53.464222515</meta:creation-date>
    <dc:date>2021-05-20T08:01:44.435247931</dc:date>
    <meta:editing-duration>PT51S</meta:editing-duration>
    <meta:editing-cycles>1</meta:editing-cycles>
    <meta:document-statistic meta:object-count="1"/>
    <meta:generator>LibreOffice/6.4.7.2$Linux_X86_64 LibreOffice_project/40$Build-2</meta:generator>
  </office:meta>
</office:document-meta>
</file>